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00000005AA062E2A0A1EA7CA5.png" manifest:media-type="image/png"/>
  <manifest:file-entry manifest:full-path="Pictures/10000201000000DC000000DCAD0F824329241BB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5.559cm"/>
    </style:style>
    <style:style style:name="pr5" style:family="presentation" style:parent-style-name="Standard-outline1">
      <style:graphic-properties draw:stroke="none" draw:fill="none" fo:min-height="1.268cm"/>
    </style:style>
    <style:style style:name="pr6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align="start" fo:text-indent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666666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nked Open Statistics Hackathon</presentation:footer-decl>
      <presentation:date-time-decl presentation:name="dtd1" presentation:source="fixed">10/09/2018</presentation:date-time-decl>
      <draw:page draw:name="page1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2.599cm" svg:height="3.506cm" svg:x="3.8cm" svg:y="8.2cm" presentation:class="title" presentation:user-transformed="true">
          <draw:text-box>
            <text:p>Data se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6" presentation:use-footer-name="ftr1" presentation:use-date-time-name="dtd1">
        <office:forms form:automatic-focus="false" form:apply-design-mode="false"/>
        <draw:frame presentation:style-name="pr3" draw:layer="layout" svg:width="22.599cm" svg:height="3.506cm" svg:x="4cm" svg:y="0.837cm" presentation:class="title" presentation:placeholder="true" presentation:user-transformed="true">
          <draw:text-box/>
        </draw:frame>
        <draw:frame presentation:style-name="pr4" draw:layer="layout" svg:width="13.199cm" svg:height="1.924cm" svg:x="7.201cm" svg:y="9.6cm" presentation:class="outline" presentation:user-transformed="true">
          <draw:text-box>
            <text:p><text:a xlink:href="https://github.com/LOS-ESSnet/Paris-Hackathon/blob/master/data/datasets.md" xlink:type="simple">Documentation on Github</text:a></text:p>
          </draw:text-box>
        </draw:frame>
        <draw:frame presentation:style-name="pr5" draw:text-style-name="P2" draw:layer="layout" svg:width="0.502cm" svg:height="1.518cm" svg:x="14.534cm" svg:y="8.683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6" presentation:use-footer-name="ftr1" presentation:use-date-time-name="dtd1">
        <office:forms form:automatic-focus="false" form:apply-design-mode="false"/>
        <draw:frame presentation:style-name="pr3" draw:layer="layout" svg:width="22.599cm" svg:height="3.506cm" svg:x="4cm" svg:y="0.837cm" presentation:class="title" presentation:user-transformed="true">
          <draw:text-box>
            <text:p>Labor Force Survey (LFS)</text:p>
          </draw:text-box>
        </draw:frame>
        <draw:frame presentation:style-name="pr4" draw:layer="layout" svg:width="12.297cm" svg:height="9.923cm" svg:x="1.4cm" svg:y="7.2cm" presentation:class="outline" presentation:user-transformed="true">
          <draw:text-box>
            <text:p>Measure</text:p>
            <text:list text:style-name="L2">
              <text:list-item>
                <text:p>Employment</text:p>
              </text:list-item>
              <text:list-item>
                <text:p>Unemployment</text:p>
              </text:list-item>
              <text:list-item>
                <text:p>Active population</text:p>
              </text:list-item>
              <text:list-item>
                <text:p>Unemployment rate</text:p>
              </text:list-item>
            </text:list>
          </draw:text-box>
        </draw:frame>
        <draw:frame presentation:style-name="pr4" draw:layer="layout" svg:width="12.297cm" svg:height="9.923cm" svg:x="14.313cm" svg:y="7.2cm" presentation:class="outline" presentation:user-transformed="true">
          <draw:text-box>
            <text:p>Dimension</text:p>
            <text:list text:style-name="L2">
              <text:list-item>
                <text:p>Age</text:p>
              </text:list-item>
              <text:list-item>
                <text:p>Sex</text:p>
              </text:list-item>
            </text:list>
          </draw:text-box>
        </draw:frame>
        <draw:frame presentation:style-name="pr4" draw:layer="layout" svg:width="25.199cm" svg:height="1.924cm" svg:x="1.4cm" svg:y="4.876cm" presentation:class="outline" presentation:user-transformed="true">
          <draw:text-box>
            <text:p>From 2005 to 2018 (quarterly data)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6" presentation:use-footer-name="ftr1" presentation:use-date-time-name="dtd1">
        <office:forms form:automatic-focus="false" form:apply-design-mode="false"/>
        <draw:frame presentation:style-name="pr3" draw:layer="layout" svg:width="22.599cm" svg:height="3.506cm" svg:x="4cm" svg:y="0.837cm" presentation:class="title" presentation:user-transformed="true">
          <draw:text-box>
            <text:p>Statistics on Income and living conditions (SILC)</text:p>
          </draw:text-box>
        </draw:frame>
        <draw:frame presentation:style-name="pr4" draw:layer="layout" svg:width="12.297cm" svg:height="9.923cm" svg:x="1.4cm" svg:y="7.2cm" presentation:class="outline" presentation:user-transformed="true">
          <draw:text-box>
            <text:p>Measure</text:p>
            <text:list text:style-name="L2">
              <text:list-item>
                <text:p>At-risk-poverty rate by income threshold</text:p>
              </text:list-item>
              <text:list-item>
                <text:p>Material and social deprivation rate</text:p>
              </text:list-item>
            </text:list>
          </draw:text-box>
        </draw:frame>
        <draw:frame presentation:style-name="pr4" draw:layer="layout" svg:width="12.297cm" svg:height="9.923cm" svg:x="14.313cm" svg:y="7.2cm" presentation:class="outline" presentation:user-transformed="true">
          <draw:text-box>
            <text:p>Dimension</text:p>
            <text:list text:style-name="L2">
              <text:list-item>
                <text:p>Age</text:p>
              </text:list-item>
              <text:list-item>
                <text:p>Sex</text:p>
              </text:list-item>
            </text:list>
          </draw:text-box>
        </draw:frame>
        <draw:frame presentation:style-name="pr4" draw:layer="layout" svg:width="25.199cm" svg:height="1.924cm" svg:x="1.4cm" svg:y="4.876cm" presentation:class="outline" presentation:user-transformed="true">
          <draw:text-box>
            <text:p>From 2015 to 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6" presentation:use-footer-name="ftr1" presentation:use-date-time-name="dtd1">
        <office:forms form:automatic-focus="false" form:apply-design-mode="false"/>
        <draw:frame presentation:style-name="pr3" draw:layer="layout" svg:width="22.599cm" svg:height="3.506cm" svg:x="4cm" svg:y="0.837cm" presentation:class="title" presentation:user-transformed="true">
          <draw:text-box>
            <text:p>Census (HC55)</text:p>
          </draw:text-box>
        </draw:frame>
        <draw:frame presentation:style-name="pr4" draw:layer="layout" svg:width="12.297cm" svg:height="9.923cm" svg:x="1.4cm" svg:y="7.2cm" presentation:class="outline" presentation:user-transformed="true">
          <draw:text-box>
            <text:p>Measure</text:p>
            <text:list text:style-name="L2">
              <text:list-item>
                <text:p>Population</text:p>
              </text:list-item>
            </text:list>
          </draw:text-box>
        </draw:frame>
        <draw:frame presentation:style-name="pr4" draw:layer="layout" svg:width="12.297cm" svg:height="9.923cm" svg:x="14.313cm" svg:y="7.2cm" presentation:class="outline" presentation:user-transformed="true">
          <draw:text-box>
            <text:p>Dimension</text:p>
            <text:list text:style-name="L2">
              <text:list-item>
                <text:p>Age</text:p>
              </text:list-item>
              <text:list-item>
                <text:p>Sex</text:p>
              </text:list-item>
              <text:list-item>
                <text:p>Nuts</text:p>
              </text:list-item>
            </text:list>
          </draw:text-box>
        </draw:frame>
        <draw:frame presentation:style-name="pr4" draw:layer="layout" svg:width="25.199cm" svg:height="1.924cm" svg:x="1.4cm" svg:y="4.876cm" presentation:class="outline" presentation:user-transformed="true">
          <draw:text-box>
            <text:p>For 2011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6" presentation:use-footer-name="ftr1" presentation:use-date-time-name="dtd1">
        <office:forms form:automatic-focus="false" form:apply-design-mode="false"/>
        <draw:frame presentation:style-name="pr1" draw:layer="layout" svg:width="22.599cm" svg:height="3.506cm" svg:x="4cm" svg:y="0.837cm" presentation:class="title">
          <draw:text-box>
            <text:p>Data sets availability</text:p>
          </draw:text-box>
        </draw:frame>
        <draw:frame presentation:style-name="pr6" draw:layer="layout" svg:width="12.297cm" svg:height="5.809cm" svg:x="1.4cm" svg:y="4.914cm" presentation:class="outline">
          <draw:text-box>
            <text:list text:style-name="L2">
              <text:list-item>
                <text:p>LFS</text:p>
              </text:list-item>
              <text:list-item>
                <text:p>SILC</text:p>
              </text:list-item>
              <text:list-item>
                <text:p>HC55</text:p>
              </text:list-item>
            </text:list>
          </draw:text-box>
        </draw:frame>
        <draw:frame presentation:style-name="pr6" draw:layer="layout" svg:width="12.297cm" svg:height="5.809cm" svg:x="14.313cm" svg:y="4.914cm" presentation:class="outline">
          <draw:text-box>
            <text:list text:style-name="L2">
              <text:list-item>
                <text:p>Bulgary</text:p>
              </text:list-item>
              <text:list-item>
                <text:p>France</text:p>
              </text:list-item>
              <text:list-item>
                <text:p>Irlande</text:p>
              </text:list-item>
              <text:list-item>
                <text:p>Italy</text:p>
              </text:list-item>
            </text:list>
          </draw:text-box>
        </draw:frame>
        <draw:frame presentation:style-name="pr4" draw:layer="layout" svg:width="25.199cm" svg:height="2cm" svg:x="1.4cm" svg:y="14.2cm" presentation:class="outline" presentation:user-transformed="true">
          <draw:text-box>
            <text:p text:style-name="P4"><text:span text:style-name="T1">Data Structured Definition may va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6" presentation:use-footer-name="ftr1" presentation:use-date-time-name="dtd1">
        <office:forms form:automatic-focus="false" form:apply-design-mode="false"/>
        <draw:frame presentation:style-name="pr3" draw:layer="layout" svg:width="22.599cm" svg:height="3.506cm" svg:x="4cm" svg:y="0.837cm" presentation:class="title" presentation:user-transformed="true">
          <draw:text-box>
            <text:p>Education and training</text:p>
          </draw:text-box>
        </draw:frame>
        <draw:frame presentation:style-name="pr4" draw:layer="layout" svg:width="12.297cm" svg:height="9.923cm" svg:x="1.4cm" svg:y="7.2cm" presentation:class="outline" presentation:user-transformed="true">
          <draw:text-box>
            <text:p>Measure</text:p>
            <text:list text:style-name="L2">
              <text:list-item>
                <text:p>Principal enrolments</text:p>
              </text:list-item>
            </text:list>
          </draw:text-box>
        </draw:frame>
        <draw:frame presentation:style-name="pr4" draw:layer="layout" svg:width="12.297cm" svg:height="9.923cm" svg:x="14.313cm" svg:y="7.2cm" presentation:class="outline" presentation:user-transformed="true">
          <draw:text-box>
            <text:p>Dimension</text:p>
            <text:list text:style-name="L2">
              <text:list-item>
                <text:p>Age</text:p>
              </text:list-item>
              <text:list-item>
                <text:p>Sex</text:p>
              </text:list-item>
              <text:list-item>
                <text:p>Nuts</text:p>
              </text:list-item>
              <text:list-item>
                <text:p>ISCED</text:p>
              </text:list-item>
              <text:list-item>
                <text:p>Educational status</text:p>
              </text:list-item>
              <text:list-item>
                <text:p>Institution type</text:p>
                <text:p/>
              </text:list-item>
            </text:list>
          </draw:text-box>
        </draw:frame>
        <draw:frame presentation:style-name="pr4" draw:layer="layout" svg:width="25.199cm" svg:height="1.924cm" svg:x="1.4cm" svg:y="4.876cm" presentation:class="outline" presentation:user-transformed="true">
          <draw:text-box>
            <text:p>From 2013 to 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6" presentation:use-footer-name="ftr1" presentation:use-date-time-name="dtd1">
        <office:forms form:automatic-focus="false" form:apply-design-mode="false"/>
        <draw:frame presentation:style-name="pr3" draw:layer="layout" svg:width="22.599cm" svg:height="3.506cm" svg:x="4cm" svg:y="0.837cm" presentation:class="title" presentation:user-transformed="true">
          <draw:text-box>
            <text:p>Structural Business Statistics</text:p>
          </draw:text-box>
        </draw:frame>
        <draw:frame presentation:style-name="pr4" draw:layer="layout" svg:width="12.297cm" svg:height="9.923cm" svg:x="1.4cm" svg:y="7.2cm" presentation:class="outline" presentation:user-transformed="true">
          <draw:text-box>
            <text:p>Measure</text:p>
            <text:list text:style-name="L2">
              <text:list-item>
                <text:p>Number of enterprises</text:p>
              </text:list-item>
              <text:list-item>
                <text:p>Turnover</text:p>
              </text:list-item>
              <text:list-item>
                <text:p>Value added</text:p>
              </text:list-item>
              <text:list-item>
                <text:p>Persons employed</text:p>
              </text:list-item>
              <text:list-item>
                <text:p>…</text:p>
                <text:p/>
              </text:list-item>
            </text:list>
          </draw:text-box>
        </draw:frame>
        <draw:frame presentation:style-name="pr4" draw:layer="layout" svg:width="12.297cm" svg:height="9.923cm" svg:x="14.313cm" svg:y="7.2cm" presentation:class="outline" presentation:user-transformed="true">
          <draw:text-box>
            <text:p>Dimension</text:p>
            <text:list text:style-name="L2">
              <text:list-item>
                <text:p>Nace rev. 2</text:p>
              </text:list-item>
              <text:list-item>
                <text:p><text:span text:style-name="T2">Nuts</text:span></text:p>
              </text:list-item>
              <text:list-item>
                <text:p><text:span text:style-name="T2">Size class</text:span></text:p>
                <text:p/>
              </text:list-item>
            </text:list>
          </draw:text-box>
        </draw:frame>
        <draw:frame presentation:style-name="pr4" draw:layer="layout" svg:width="25.199cm" svg:height="1.924cm" svg:x="1.4cm" svg:y="4.876cm" presentation:class="outline" presentation:user-transformed="true">
          <draw:text-box>
            <text:p>From 2010 to 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6" presentation:use-footer-name="ftr1" presentation:use-date-time-name="dtd1">
        <office:forms form:automatic-focus="false" form:apply-design-mode="false"/>
        <draw:frame presentation:style-name="pr3" draw:layer="layout" svg:width="22.599cm" svg:height="3.506cm" svg:x="4cm" svg:y="0.837cm" presentation:class="title" presentation:user-transformed="true">
          <draw:text-box>
            <text:p>Tourism Industries</text:p>
          </draw:text-box>
        </draw:frame>
        <draw:frame presentation:style-name="pr4" draw:layer="layout" svg:width="12.297cm" svg:height="9.923cm" svg:x="1.4cm" svg:y="7.2cm" presentation:class="outline" presentation:user-transformed="true">
          <draw:text-box>
            <text:p>Measure</text:p>
            <text:list text:style-name="L2">
              <text:list-item>
                <text:p>Nights spent in tourism accomodation</text:p>
              </text:list-item>
              <text:list-item>
                <text:p>Arrivals at tourism accomodation</text:p>
              </text:list-item>
            </text:list>
          </draw:text-box>
        </draw:frame>
        <draw:frame presentation:style-name="pr4" draw:layer="layout" svg:width="12.297cm" svg:height="9.923cm" svg:x="14.313cm" svg:y="7.2cm" presentation:class="outline" presentation:user-transformed="true">
          <draw:text-box>
            <text:p>Dimension</text:p>
            <text:list text:style-name="L2">
              <text:list-item>
                <text:p>Nuts</text:p>
              </text:list-item>
              <text:list-item>
                <text:p>Nace rev. 2</text:p>
              </text:list-item>
              <text:list-item>
                <text:p>Resident / Non-resident</text:p>
              </text:list-item>
              <text:list-item>
                <text:p><text:span text:style-name="T2">Population Density</text:span></text:p>
              </text:list-item>
              <text:list-item>
                <text:p><text:span text:style-name="T2">Coastal / Non-coastal area</text:span></text:p>
              </text:list-item>
              <text:list-item>
                <text:p><text:span text:style-name="T2">Country of origin</text:span></text:p>
                <text:p/>
              </text:list-item>
            </text:list>
          </draw:text-box>
        </draw:frame>
        <draw:frame presentation:style-name="pr4" draw:layer="layout" svg:width="25.199cm" svg:height="1.924cm" svg:x="1.4cm" svg:y="4.876cm" presentation:class="outline" presentation:user-transformed="true">
          <draw:text-box>
            <text:p>From 2015 to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6" presentation:use-footer-name="ftr1" presentation:use-date-time-name="dtd1">
        <office:forms form:automatic-focus="false" form:apply-design-mode="false"/>
        <draw:frame presentation:style-name="pr3" draw:layer="layout" svg:width="22.599cm" svg:height="3.506cm" svg:x="4cm" svg:y="0.837cm" presentation:class="title" presentation:user-transformed="true">
          <draw:text-box>
            <text:p>Building permits</text:p>
          </draw:text-box>
        </draw:frame>
        <draw:frame presentation:style-name="pr4" draw:layer="layout" svg:width="12.297cm" svg:height="9.923cm" svg:x="1.4cm" svg:y="7.2cm" presentation:class="outline" presentation:user-transformed="true">
          <draw:text-box>
            <text:p>Measure</text:p>
            <text:list text:style-name="L2">
              <text:list-item>
                <text:p>Number of building permits</text:p>
              </text:list-item>
            </text:list>
          </draw:text-box>
        </draw:frame>
        <draw:frame presentation:style-name="pr4" draw:layer="layout" svg:width="12.297cm" svg:height="9.923cm" svg:x="14.313cm" svg:y="7.2cm" presentation:class="outline" presentation:user-transformed="true">
          <draw:text-box>
            <text:p>Dimension</text:p>
            <text:list text:style-name="L2">
              <text:list-item>
                <text:p>COG (French geographic official <text:s/>code)</text:p>
              </text:list-item>
            </text:list>
          </draw:text-box>
        </draw:frame>
        <draw:frame presentation:style-name="pr4" draw:layer="layout" svg:width="25.199cm" svg:height="1.924cm" svg:x="1.4cm" svg:y="4.876cm" presentation:class="outline" presentation:user-transformed="true">
          <draw:text-box>
            <text:p>From 2014 to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6" presentation:use-footer-name="ftr1" presentation:use-date-time-name="dtd1">
        <office:forms form:automatic-focus="false" form:apply-design-mode="false"/>
        <draw:frame presentation:style-name="pr3" draw:layer="layout" svg:width="22.599cm" svg:height="3.506cm" svg:x="4cm" svg:y="0.837cm" presentation:class="title" presentation:user-transformed="true">
          <draw:text-box>
            <text:p>Other data sources</text:p>
          </draw:text-box>
        </draw:frame>
        <draw:frame presentation:style-name="pr4" draw:layer="layout" svg:width="25.199cm" svg:height="11.124cm" svg:x="1.4cm" svg:y="4.876cm" presentation:class="outline" presentation:user-transformed="true">
          <draw:text-box>
            <text:list text:style-name="L2">
              <text:list-item>
                <text:p>RDF</text:p>
                <text:list>
                  <text:list-item>
                    <text:p>POP5 (Population in 2015 by sex, age groups, type of activity)</text:p>
                  </text:list-item>
                  <text:list-item>
                    <text:p>NUTS</text:p>
                  </text:list-item>
                  <text:list-item>
                    <text:p>French geographic official code (COG)</text:p>
                  </text:list-item>
                  <text:list-item>
                    <text:p>French classification of activities (NACE rev. 2)</text:p>
                  </text:list-item>
                </text:list>
                <text:p/>
              </text:list-item>
              <text:list-item>
                <text:p>SPARQL endpoint</text:p>
                <text:list>
                  <text:list-item>
                    <text:p>Legal populations from 2010 to 2015 by municipa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2.599cm" svg:height="3.506cm" svg:x="4cm" svg:y="0.837cm" presentation:class="title">
          <draw:text-box>
            <text:p>Data visualis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Dynamics of urban construction: link the number of building permits and the size of population in time (legal population)</text:p>
              </text:list-item>
              <text:list-item>
                <text:p>Gender inequalities (LFS, SILC, Education, Population) by countries</text:p>
              </text:list-item>
              <text:list-item>
                <text:p>Tourism <text:span text:style-name="T3">×</text:span><text:span text:style-name="T4"> Legal Population</text:span></text:p>
              </text:list-item>
              <text:list-item>
                <text:p><text:span text:style-name="T4">Education </text:span><text:span text:style-name="T3">× SBS</text:span></text:p>
              </text:list-item>
              <text:list-item>
                <text:p><text:span text:style-name="T3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6" presentation:use-footer-name="ftr1" presentation:use-date-time-name="dtd1">
        <office:forms form:automatic-focus="false" form:apply-design-mode="false"/>
        <draw:frame presentation:style-name="pr3" draw:layer="layout" svg:width="22.599cm" svg:height="3.506cm" svg:x="4cm" svg:y="0.837cm" presentation:class="title" presentation:user-transformed="true">
          <draw:text-box>
            <text:p>Contact</text:p>
          </draw:text-box>
        </draw:frame>
        <draw:frame presentation:style-name="pr4" draw:layer="layout" svg:width="25.199cm" svg:height="7.924cm" svg:x="1.4cm" svg:y="4.876cm" presentation:class="outline" presentation:user-transformed="true">
          <draw:text-box>
            <text:list text:style-name="L2">
              <text:list-item>
                <text:p>Data sets understanding</text:p>
                <text:list>
                  <text:list-item>
                    <text:p>Florian Vucko: <text:a xlink:href="mailto:florian.vucko@insee.fr" xlink:type="simple">florian.vucko@insee.fr</text:a></text:p>
                  </text:list-item>
                  <text:list-item>
                    <text:p>Thomas Dubois: <text:a xlink:href="mailto:thomas.dubois@insee.fr" xlink:type="simple">thomas.dubois@insee.fr</text:a></text:p>
                    <text:p/>
                  </text:list-item>
                </text:list>
              </text:list-item>
              <text:list-item>
                <text:p>RDF expert</text:p>
                <text:list>
                  <text:list-item>
                    <text:p>Guillaume Duffès: <text:a xlink:href="mailto:guillaume.duffes@insee.fr" xlink:type="simple">guillaume.duffes@insee.fr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6" presentation:use-footer-name="ftr1" presentation:use-date-time-name="dtd1">
        <office:forms form:automatic-focus="false" form:apply-design-mode="false"/>
        <draw:frame presentation:style-name="pr3" draw:layer="layout" svg:width="22.599cm" svg:height="3.506cm" svg:x="4cm" svg:y="0.837cm" presentation:class="title" presentation:user-transformed="true">
          <draw:text-box>
            <text:p>End</text:p>
          </draw:text-box>
        </draw:frame>
        <draw:frame presentation:style-name="pr4" draw:layer="layout" svg:width="9.4cm" svg:height="1.924cm" svg:x="10.6cm" svg:y="8.076cm" presentation:class="outline" presentation:user-transformed="true">
          <draw:text-box>
            <text:list text:style-name="L2">
              <text:list-header>
                <text:p>Any question?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3.36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200" fo:font-size="14pt" style:font-size-asian="14pt" style:font-size-complex="14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4" draw:text-style-name="MP5" draw:layer="backgroundobjects" svg:width="27.096cm" svg:height="2.38cm" svg:x="0.566cm" svg:y="18.414cm">
        <draw:image xlink:href="Pictures/10000201000004000000005AA062E2A0A1EA7CA5.png" xlink:type="simple" xlink:show="embed" xlink:actuate="onLoad">
          <text:p/>
        </draw:image>
      </draw:frame>
      <draw:frame presentation:style-name="Standard-title" draw:layer="backgroundobjects" svg:width="22.599cm" svg:height="3.506cm" svg:x="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7" draw:layer="backgroundobjects" svg:width="16cm" svg:height="1.448cm" svg:x="6.2cm" svg:y="19.131cm" presentation:class="footer">
        <draw:text-box>
          <text:p text:style-name="MP6"><text:span text:style-name="MT2"><presentation:footer/></text:span><text:span text:style-name="MT2"><text:s/></text:span></text:p>
        </draw:text-box>
      </draw:frame>
      <draw:frame presentation:style-name="Mpr1" draw:text-style-name="MP4" draw:layer="backgroundobjects" svg:width="4.6cm" svg:height="0.779cm" svg:x="10.2cm" svg:y="19.8cm" presentation:class="page-number">
        <draw:text-box>
          <text:p text:style-name="MP3"><text:span text:style-name="MT2"><text:page-number>&lt;numéro&gt;</text:page-number></text:span><text:span text:style-name="MT2">/</text:span><text:span text:style-name="MT2"><text:page-count>14</text:page-count></text:span></text:p>
        </draw:text-box>
      </draw:frame>
      <draw:frame presentation:style-name="Mpr1" draw:text-style-name="MP2" draw:layer="backgroundobjects" svg:width="4.862cm" svg:height="1.448cm" svg:x="22.8cm" svg:y="19.152cm">
        <draw:text-box>
          <text:p><text:span text:style-name="MT3"><presentation:date-time/></text:span></text:p>
        </draw:text-box>
      </draw:frame>
      <draw:frame draw:style-name="Mgr4" draw:text-style-name="MP5" draw:layer="backgroundobjects" svg:width="3.325cm" svg:height="3.325cm" svg:x="0.476cm" svg:y="0.476cm">
        <draw:image xlink:href="Pictures/10000201000000DC000000DCAD0F824329241BB0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7T15:06:56.725000000</meta:creation-date>
    <meta:generator>LibreOffice/5.4.6.2$Windows_X86_64 LibreOffice_project/4014ce260a04f1026ba855d3b8d91541c224eab8</meta:generator>
    <meta:editing-duration>PT4H41M23S</meta:editing-duration>
    <meta:editing-cycles>26</meta:editing-cycles>
    <dc:date>2018-09-10T12:59:47.956000000</dc:date>
    <dc:creator>Thomas Dubois</dc:creator>
    <meta:document-statistic meta:object-count="95"/>
  </office:meta>
</office:document-meta>
</file>